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2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4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5" style:family="paragraph" style:parent-style-name="Text_20_body" style:list-style-name="L31">
      <style:paragraph-properties fo:line-height="150%"/>
      <style:text-properties style:font-name="Arial" fo:font-size="16pt" style:font-name-asian="Arial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6" style:family="paragraph" style:parent-style-name="Table_20_Contents" style:list-style-name="L32">
      <style:text-properties style:font-name="Verdana" fo:font-size="16pt" style:font-size-asian="16pt" style:font-size-complex="16pt"/>
    </style:style>
    <style:style style:name="P87" style:family="paragraph" style:parent-style-name="Table_20_Contents" style:list-style-name="L33">
      <style:text-properties style:font-name="Verdana" fo:font-size="16pt" style:font-size-asian="16pt" style:font-size-complex="16pt"/>
    </style:style>
    <style:style style:name="P88" style:family="paragraph" style:parent-style-name="Table_20_Contents" style:list-style-name="L34">
      <style:text-properties style:font-name="Verdana" fo:font-size="16pt" style:font-size-asian="16pt" style:font-size-complex="16pt"/>
    </style:style>
    <style:style style:name="P89" style:family="paragraph" style:parent-style-name="Table_20_Contents" style:list-style-name="L35">
      <style:text-properties style:font-name="Verdana" fo:font-size="16pt" style:font-size-asian="16pt" style:font-size-complex="16pt"/>
    </style:style>
    <style:style style:name="P90" style:family="paragraph" style:parent-style-name="Table_20_Contents" style:list-style-name="L32">
      <style:text-properties style:font-name="Verdana" fo:font-size="16pt" fo:background-color="#996600" style:font-size-asian="16pt" style:font-size-complex="16pt"/>
    </style:style>
    <style:style style:name="P9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2539929734034065791" text:style-name="L1">
        <text:list-item>
          <text:p text:style-name="P27">REVIEW </text:p>
          <text:list>
            <text:list-item>
              <text:p text:style-name="P27"><text:span text:style-name="T1">#_ </text:span>R-1.1 : fix ==&gt; //fix:20200708_144808:f</text:p>
              <text:list>
                <text:list-item>
                  <text:p text:style-name="P27">TRACK</text:p>
                  <text:list>
                    <text:list-item>
                      <text:p text:style-name="P27">FxTestController::fx_tester_T_1__Order_Buy__V2__While_Loop</text:p>
                    </text:list-item>
                    <text:list-item>
                      <text:p text:style-name="P27">FxTestController::fx_tester_T_1__Order_Buy__V2__For_Loop</text:p>
                    </text:list-item>
                    <text:list-item>
                      <text:p text:style-name="P27">LibEaTester::init_Pos()</text:p>
                      <text:list>
                        <text:list-item>
                          <text:p text:style-name="P27">//mark:20200708_145104:m</text:p>
                        </text:list-item>
                      </text:list>
                    </text:list-item>
                    <text:list-item>
                      <text:p text:style-name="P27">LibEaTester_2::set_Vals_To_Pos__First_Occasion</text:p>
                      <text:list>
                        <text:list-item>
                          <text:p text:style-name="P27">//mark:20200708_145301:m</text:p>
                        </text:list-item>
                        <text:list-item>
                          <text:p text:style-name="P27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R-1.2 : add param ==&gt; </text:p>
              <text:list>
                <text:list-item>
                  <text:list>
                    <text:list-item>
                      <text:p text:style-name="P27">FxTestController::fx_tester_T_1__Order_Buy__V2__F<text:soft-page-break/>or_Loop</text:p>
                    </text:list-item>
                    <text:list-item>
                      <text:p text:style-name="P27">FxTestController::fx_tester_T_1__Order_Buy__V2__While_Loop</text:p>
                    </text:list-item>
                  </text:list>
                </text:list-item>
                <text:list-item>
                  <text:p text:style-name="P27">CODE : FxTestController::fx_tester_T_1__Order_Buy__V2__For_Loop</text:p>
                  <text:list>
                    <text:list-item>
                      <text:p text:style-name="P27">$_lo_Params_For_Pos</text:p>
                      <text:list>
                        <text:list-item>
                          <text:p text:style-name="P27"><text:span text:style-name="T1">#_ </text:span>//code:20200708_145853:c ==&gt; unpack</text:p>
                        </text:list-item>
                        <text:list-item>
                          <text:p text:style-name="P27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7">CODE : caller line</text:p>
                  <text:list>
                    <text:list-item>
                      <text:p text:style-name="P27">//coding:20200603_162557</text:p>
                    </text:list-item>
                  </text:list>
                </text:list-item>
                <text:list-item>
                  <text:p text:style-name="P27"><text:span text:style-name="T1">#_ </text:span>TEST ==&gt; OK </text:p>
                </text:list-item>
              </text:list>
            </text:list-item>
            <text:list-item>
              <text:p text:style-name="P27">R-1.3 : add param ==&gt; </text:p>
              <text:list>
                <text:list-item>
                  <text:list>
                    <text:list-item>
                      <text:p text:style-name="P27">FxTestController::fx_tester_T_1__Order_Buy__V2__While_Loop</text:p>
                    </text:list-item>
                  </text:list>
                </text:list-item>
                <text:list-item>
                  <text:p text:style-name="P27">CODE</text:p>
                  <text:list>
                    <text:list-item>
                      <text:p text:style-name="P27"><text:span text:style-name="T1">#_ </text:span>calling line : //coding:20200603_162557</text:p>
                    </text:list-item>
                    <text:list-item>
                      <text:p text:style-name="P27"><text:span text:style-name="T1">#_ </text:span>add param to func : //code:20200708_150858:c</text:p>
                    </text:list-item>
                    <text:list-item>
                      <text:p text:style-name="P27"><text:span text:style-name="T1">#_ </text:span>unpack : //code:20200708_151035:c</text:p>
                    </text:list-item>
                    <text:list-item>
                      <text:p text:style-name="P27"><text:span text:style-name="T1">#_ </text:span>calling line : for-loop : //coding:20200603_162557</text:p>
                    </text:list-item>
                    <text:list-item>
                      <text:p text:style-name="P27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7">TEST ==&gt; OK </text:p>
                </text:list-item>
              </text:list>
            </text:list-item>
            <text:list-item>
              <text:p text:style-name="P27">R-1.4 : wri<text:span text:style-name="T10">te list of $pos ==&gt; use Params</text:span></text:p>
              <text:list>
                <text:list-item>
                  <text:p text:style-name="P60">CODE</text:p>
                  <text:list>
                    <text:list-item>
                      <text:p text:style-name="P60">caller line : //code:20200708_151919:c</text:p>
                    </text:list-item>
                    <text:list-item>
                      <text:p text:style-name="P60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60">==&gt; add param</text:p>
                            </text:list-item>
                          </text:list>
                        </text:list-item>
                        <text:list-item>
                          <text:p text:style-name="P27"><text:span text:style-name="T2">#_ </text:span><text:span text:style-name="T10">caller line</text:span></text:p>
                        </text:list-item>
                        <text:list-item>
                          <text:p text:style-name="P27"><text:span text:style-name="T2">#_ </text:span><text:span text:style-name="T10">func param</text:span></text:p>
                        </text:list-item>
                        <text:list-item>
                          <text:p text:style-name="P27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0">TEST ==&gt; </text:p>
                  <text:list>
                    <text:list-item>
                      <text:p text:style-name="P60">ERROR ==&gt; log file name → not passed </text:p>
                    </text:list-item>
                    <text:list-item>
                      <text:p text:style-name="P60">FIX ==&gt; </text:p>
                      <text:list>
                        <text:list-item>
                          <text:p text:style-name="P60">add param</text:p>
                          <text:list>
                            <text:list-item>
                              <text:p text:style-name="P27"><text:span text:style-name="T2">#_ </text:span><text:span text:style-name="T10">func param</text:span></text:p>
                            </text:list-item>
                            <text:list-item>
                              <text:p text:style-name="P27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 : <text:span text:style-name="T10">T-1.2 : “TP” ==&gt; post for-loop </text:span></text:p>
          <text:list>
            <text:list-item>
              <text:list>
                <text:list-item>
                  <text:p text:style-name="P79">CODE : //code:20200707_163926:c</text:p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722771749872386063" text:style-name="L2"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61">CODE : //code:20200707_163926:c</text:p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3">[/ XXX] 20200708_153110</text:span></text:p>
      <text:p text:style-name="P20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8325046440626862306" text:style-name="L3">
        <text:list-item>
          <text:p text:style-name="P29"><text:span text:style-name="T1">#_ </text:span>REVIEW </text:p>
        </text:list-item>
        <text:list-item>
          <text:p text:style-name="P29">TASK : <text:span text:style-name="T10">T-1.2 : “TP” ==&gt; post for-loop </text:span></text:p>
          <text:list>
            <text:list-item>
              <text:list>
                <text:list-item>
                  <text:p text:style-name="P62">CODE : //code:20200707_163926:c</text:p>
                </text:list-item>
              </text:list>
            </text:list-item>
            <text:list-item>
              <text:p text:style-name="P62">T-1.1 : log : “step : 2 : 2 : 1.2”</text:p>
              <text:list>
                <text:list-item>
                  <text:p text:style-name="P62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72">TASK-2</text:p>
          <text:list>
            <text:list-item>
              <text:list>
                <text:list-item>
                  <text:p text:style-name="P80">loc in BB ==&gt; 5 prev ones before the starting bar</text:p>
                </text:list-item>
              </text:list>
            </text:list-item>
          </text:list>
        </text:list-item>
        <text:list-item>
          <text:p text:style-name="P8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00932653105355326" text:style-name="L4">
        <text:list-item>
          <text:p text:style-name="P30">TASK : <text:span text:style-name="T10">“TP” ==&gt; post for-loop → append</text:span></text:p>
          <text:list>
            <text:list-item>
              <text:p text:style-name="P63">//next:20200709_150122:n</text:p>
            </text:list-item>
          </text:list>
        </text:list-item>
        <text:list-item>
          <text:p text:style-name="P30">TASK : tasks-30 (sheet)</text:p>
        </text:list-item>
        <text:list-item>
          <text:p text:style-name="P30">TASK-2</text:p>
          <text:list>
            <text:list-item>
              <text:list>
                <text:list-item>
                  <text:p text:style-name="P63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63">TASK : SL, TP の設定（$sumOf_Plus, $sumOf_Minus ==&gt; 最大に近くなる値の組み合わせ）　=&gt;　他の期間のデータでも</text:p>
        </text:list-item>
        <text:list-item>
          <text:p text:style-name="P30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4295330540175714069" text:style-name="L5">
        <text:list-item>
          <text:p text:style-name="P31"><text:span text:style-name="T1">#_ </text:span>REVIEW </text:p>
        </text:list-item>
        <text:list-item>
          <text:p text:style-name="P31"><text:span text:style-name="T1">#_ </text:span>SEG-1 : func “fx_tester_T_1__Order_Buy__V2” ==&gt; new param</text:p>
          <text:list>
            <text:list-item>
              <text:list>
                <text:list-item>
                  <text:p text:style-name="P31">==&gt; $param_Tester_T_1__MaxOf_While_Loop</text:p>
                </text:list-item>
              </text:list>
            </text:list-item>
            <text:list-item>
              <text:p text:style-name="P31">S-1.1 : func “fx_tester_T_1__Order_Buy__V2__Params”</text:p>
              <text:list>
                <text:list-item>
                  <text:p text:style-name="P31">CODE : //code:20200710_121940:c</text:p>
                  <text:list>
                    <text:list-item>
                      <text:p text:style-name="P31">CONS</text:p>
                    </text:list-item>
                  </text:list>
                </text:list-item>
              </text:list>
            </text:list-item>
            <text:list-item>
              <text:p text:style-name="P31">S-1.2 : caller line</text:p>
              <text:list>
                <text:list-item>
                  <text:p text:style-name="P31">CODE : //_20200710_122450:caller</text:p>
                  <text:list>
                    <text:list-item>
                      <text:p text:style-name="P31"><text:span text:style-name="T1">#_ </text:span>unpack ret val : //code:20200710_123750:c</text:p>
                    </text:list-item>
                    <text:list-item>
                      <text:p text:style-name="P31"><text:span text:style-name="T1">#_ </text:span>set val : //code:20200710_122726:c</text:p>
                    </text:list-item>
                    <text:list-item>
                      <text:p text:style-name="P31"><text:span text:style-name="T1">#_ </text:span>change ==&gt; template strings</text:p>
                      <text:list>
                        <text:list-item>
                          <text:p text:style-name="P31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1">#_ </text:span>TEST : param ==&gt; no </text:p>
                </text:list-item>
                <text:list-item>
                  <text:p text:style-name="P31"><text:span text:style-name="T1">#_ </text:span>TEST : param ==&gt; 40</text:p>
                  <text:list>
                    <text:list-item>
                      <text:p text:style-name="P31">==&gt; exec → complete</text:p>
                    </text:list-item>
                    <text:list-item>
                      <text:p text:style-name="P31">=&gt; “for-loop ended with ==&gt; [^T]”</text:p>
                      <text:list>
                        <text:list-item>
                          <text:p text:style-name="P31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64">//next:20200709_150122:n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CODE : comment out</text:p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73">TASK : tasks-30 (sheet)</text:p>
        </text:list-item>
        <text:list-item>
          <text:p text:style-name="P73">TASK-2</text:p>
          <text:list>
            <text:list-item>
              <text:list>
                <text:list-item>
                  <text:p text:style-name="P81">loc in BB ==&gt; 5 prev ones before the starting bar</text:p>
                </text:list-item>
              </text:list>
            </text:list-item>
          </text:list>
        </text:list-item>
        <text:list-item>
          <text:p text:style-name="P8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552573286837078079" text:style-name="L6">
        <text:list-item>
          <text:p text:style-name="P32">TASK : tasks-30 (sheet)</text:p>
          <text:list>
            <text:list-item>
              <text:p text:style-name="P32">//next:20200710_125950:n</text:p>
            </text:list-item>
            <text:list-item>
              <text:p text:style-name="P32">“j3-3 : Y : 1”</text:p>
            </text:list-item>
            <text:list-item>
              <text:p text:style-name="P32">curently ==&gt; trailing start → then, for-loop breaking</text:p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65">loc in BB ==&gt; 5 prev ones before the starting bar</text:p>
                </text:list-item>
              </text:list>
            </text:list-item>
          </text:list>
        </text:list-item>
        <text:list-item>
          <text:p text:style-name="P65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4352444124966366384" text:style-name="L7">
        <text:list-item>
          <text:p text:style-name="P33">REVIEW </text:p>
        </text:list-item>
        <text:list-item>
          <text:p text:style-name="P33"><text:span text:style-name="T1">#_ </text:span>SEG-1</text:p>
          <text:list>
            <text:list-item>
              <text:list>
                <text:list-item>
                  <text:p text:style-name="P33">list-of-pos.(XXX).dat ==&gt; st_idx → some numbers are missing ~~&gt; why?</text:p>
                </text:list-item>
              </text:list>
            </text:list-item>
            <text:list-item>
              <text:p text:style-name="P33">S-1.1 : number ==&gt; '8'</text:p>
              <text:list>
                <text:list-item>
                  <text:p text:style-name="P33">search “position ==&gt; NOT taken”</text:p>
                </text:list-item>
                <text:list-item>
                  <text:p text:style-name="P33">log lines</text:p>
                  <text:list>
                    <text:list-item>
                      <text:p text:style-name="P33">position ==&gt; NOT taken</text:p>
                    </text:list-item>
                    <text:list-item>
                      <text:p text:style-name="P33">detection starts...</text:p>
                    </text:list-item>
                    <text:list-item>
                      <text:p text:style-name="P33">pattern ==&gt; detected : dp_ALL</text:p>
                    </text:list-item>
                    <text:list-item>
                      <text:p text:style-name="P33">(show_Basic_Pos_Data__Build_Lines)</text:p>
                      <text:list>
                        <text:list-item>
                          <text:p text:style-name="P33">$pos-&gt;st_idx<text:tab/>8</text:p>
                        </text:list-item>
                      </text:list>
                    </text:list-item>
                    <text:list-item>
                      <text:p text:style-name="P33">is_TP ==&gt; false</text:p>
                    </text:list-item>
                    <text:list-item>
                      <text:p text:style-name="P33">is_Trailing ==&gt; true</text:p>
                    </text:list-item>
                    <text:list-item>
                      <text:p text:style-name="P33">set ==&gt; val : $statusOf_For_Loop_Execution --&gt; j3-3 : Y : 1</text:p>
                    </text:list-item>
                    <text:list-item>
                      <text:p text:style-name="P33"><text:soft-page-break/>breaking... (coding not yet)</text:p>
                    </text:list-item>
                    <text:list-item>
                      <text:p text:style-name="P33">(for)(step : X : 1) returning...</text:p>
                    </text:list-item>
                    <text:list-item>
                      <text:p text:style-name="P33">[FxTestController.php : 2930] (while)(step : 2 : 2) post for-loop</text:p>
                    </text:list-item>
                    <text:list-item>
                      <text:p text:style-name="P33">for-loop ended with ==&gt; $statusOf_For_Loop_Execution = j3-3 : Y : 1</text:p>
                      <text:list>
                        <text:list-item>
                          <text:p text:style-name="P33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3">FOUND</text:p>
                  <text:list>
                    <text:list-item>
                      <text:p text:style-name="P33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1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CODE</text:p>
                  <text:list>
                    <text:list-item>
                      <text:p text:style-name="P33">follow chart</text:p>
                      <text:list>
                        <text:list-item>
                          <text:p text:style-name="P33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3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follow chart : j5 (j4 : “not within”) </text:p>
                      <text:list>
                        <text:list-item>
                          <text:p text:style-name="P33">“j1 : Y : 4” ==&gt; judge_Bar_SL_TP_Trail__BUY</text:p>
                          <text:list>
                            <text:list-item>
                              <text:p text:style-name="P33">=&gt; what return vals ?</text:p>
                            </text:list-item>
                            <text:list-item>
                              <text:p text:style-name="P33"><text:soft-page-break/>===&gt; </text:p>
                            </text:list-item>
                          </text:list>
                        </text:list-item>
                        <text:list-item>
                          <text:p text:style-name="P33">j4 &gt; 0 : 1 &gt; N (not within) &gt; </text:p>
                        </text:list-item>
                        <text:list-item>
                          <text:p text:style-name="P33">j5.1 : choice-1(Trail)</text:p>
                        </text:list-item>
                        <text:list-item>
                          <text:p text:style-name="P33">j5.1-2(SL)</text:p>
                        </text:list-item>
                        <text:list-item>
                          <text:p text:style-name="P33">j5.1-3(TP)</text:p>
                          <text:list>
                            <text:list-item>
                              <text:p text:style-name="P33">=&gt; in the log file ?</text:p>
                            </text:list-item>
                            <text:list-item>
                              <text:p text:style-name="P33">==&gt; YES</text:p>
                            </text:list-item>
                          </text:list>
                        </text:list-item>
                        <text:list-item>
                          <text:p text:style-name="P33">j5 : others</text:p>
                        </text:list-item>
                      </text:list>
                    </text:list-item>
                    <text:list-item>
                      <text:p text:style-name="P33">review code : j5.1 : choice-1(Trail)</text:p>
                      <text:list>
                        <text:list-item>
                          <text:p text:style-name="P3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TASK-2</text:p>
          <text:list>
            <text:list-item>
              <text:list>
                <text:list-item>
                  <text:p text:style-name="P82">loc in BB ==&gt; 5 prev ones before the starting bar</text:p>
                </text:list-item>
              </text:list>
            </text:list-item>
          </text:list>
        </text:list-item>
        <text:list-item>
          <text:p text:style-name="P8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489054672343649000" text:style-name="L8"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66">loc in BB ==&gt; 5 prev ones before the starting bar</text:p>
                </text:list-item>
              </text:list>
            </text:list-item>
          </text:list>
        </text:list-item>
        <text:list-item>
          <text:p text:style-name="P66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572211185082806431" text:style-name="L9">
        <text:list-item>
          <text:p text:style-name="P35">REVIEW </text:p>
        </text:list-item>
        <text:list-item>
          <text:p text:style-name="P35">TASK : tasks-30 (sheet) </text:p>
          <text:list>
            <text:list-item>
              <text:list>
                <text:list-item>
                  <text:p text:style-name="P35">//next:20200710_125950:n (post for-loop)</text:p>
                </text:list-item>
                <text:list-item>
                  <text:p text:style-name="P35">==&gt; (in for-loop)<text:tab/>//mark:20200711_145904:m</text:p>
                </text:list-item>
                <text:list-item>
                  <text:p text:style-name="P35">“j3-3 : Y : 1” (trailing starts)</text:p>
                </text:list-item>
                <text:list-item>
                  <text:p text:style-name="P35">curently ==&gt; trailing start → then, for-loop breaking</text:p>
                </text:list-item>
                <text:list-item>
                  <text:p text:style-name="P35">//ref:20200711_151408:r<text:tab/><text:tab/>==&gt; j5.1 : choice-1(Trail)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review : “(step : 2 : j2 : choice-1 : j3-3 : N : 1)”</text:p>
                  <text:list>
                    <text:list-item>
                      <text:p text:style-name="P35">=&gt; in log file ?</text:p>
                    </text:list-item>
                    <text:list-item>
                      <text:p text:style-name="P35">==&gt; YES : 32 hits</text:p>
                    </text:list-item>
                  </text:list>
                </text:list-item>
                <text:list-item>
                  <text:p text:style-name="P35">review : “j5.1-1 : Y” (when position taken)</text:p>
                  <text:list>
                    <text:list-item>
                      <text:p text:style-name="P35">=&gt; what is done in this section?</text:p>
                    </text:list-item>
                    <text:list-item>
                      <text:p text:style-name="P35">==&gt; OK</text:p>
                    </text:list-item>
                  </text:list>
                </text:list-item>
                <text:list-item>
                  <text:p text:style-name="P35">CODE</text:p>
                  <text:list>
                    <text:list-item>
                      <text:p text:style-name="P35"><text:soft-page-break/>C/P : “step : 2 : j5.1-1 : Y : 2” </text:p>
                      <text:list>
                        <text:list-item>
                          <text:p text:style-name="P35">//mark:20200711_145904:m</text:p>
                        </text:list-item>
                      </text:list>
                    </text:list-item>
                    <text:list-item>
                      <text:p text:style-name="P35">edit</text:p>
                      <text:list>
                        <text:list-item>
                          <text:p text:style-name="P35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&gt; search “(for)(step : 2 : j2 : choice-1 : j3-3 : Y : 2)”</text:p>
                    </text:list-item>
                    <text:list-item>
                      <text:p text:style-name="P35">===&gt; OK </text:p>
                    </text:list-item>
                  </text:list>
                </text:list-item>
              </text:list>
            </text:list-item>
            <text:list-item>
              <text:p text:style-name="P35">T-1.2 : </text:p>
              <text:list>
                <text:list-item>
                  <text:list>
                    <text:list-item>
                      <text:p text:style-name="P35">//mark:20200712_130059:m</text:p>
                    </text:list-item>
                    <text:list-item>
                      <text:p text:style-name="P35">ref : //code:20200621_121020:c</text:p>
                    </text:list-item>
                  </text:list>
                </text:list-item>
                <text:list-item>
                  <text:p text:style-name="P35">CODE : “$statusOf_For_Loop_Execution__J3bar3_Y3”</text:p>
                </text:list-item>
                <text:list-item>
                  <text:p text:style-name="P35">TEST</text:p>
                  <text:list>
                    <text:list-item>
                      <text:p text:style-name="P35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67">loc in BB ==&gt; 5 prev ones before the starting bar</text:p>
                </text:list-item>
              </text:list>
            </text:list-item>
          </text:list>
        </text:list-item>
        <text:list-item>
          <text:p text:style-name="P6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871120097797117230" text:style-name="L10">
        <text:list-item>
          <text:p text:style-name="P36">TASK</text:p>
          <text:list>
            <text:list-item>
              <text:p text:style-name="P36">“j3-3 : Y : 4” ==&gt; continue</text:p>
            </text:list-item>
            <text:list-item>
              <text:p text:style-name="P36">//next:20200712_130832:n (for-loop)</text:p>
            </text:list-item>
            <text:list-item>
              <text:p text:style-name="P36">//next:20200710_125950:n (post for-loop)</text:p>
            </text:list-item>
          </text:list>
        </text:list-item>
        <text:list-item>
          <text:p text:style-name="P36">TASK-2</text:p>
          <text:list>
            <text:list-item>
              <text:list>
                <text:list-item>
                  <text:p text:style-name="P68">loc in BB ==&gt; 5 prev ones before the starting bar</text:p>
                </text:list-item>
              </text:list>
            </text:list-item>
          </text:list>
        </text:list-item>
        <text:list-item>
          <text:p text:style-name="P68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8088353575499405193" text:style-name="L11">
        <text:list-item>
          <text:p text:style-name="P37">REVIEW </text:p>
        </text:list-item>
        <text:list-item>
          <text:p text:style-name="P37"><text:span text:style-name="T1">#_ </text:span>TASK-1</text:p>
          <text:list>
            <text:list-item>
              <text:list>
                <text:list-item>
                  <text:p text:style-name="P37">“j3-3 : Y : 4” ==&gt; continue</text:p>
                  <text:list>
                    <text:list-item>
                      <text:p text:style-name="P37">//ref:20200713_134506:r</text:p>
                    </text:list-item>
                  </text:list>
                </text:list-item>
                <text:list-item>
                  <text:p text:style-name="P37">//next:20200712_130832:n (for-loop)</text:p>
                </text:list-item>
                <text:list-item>
                  <text:p text:style-name="P37">//next:20200710_125950:n (post for-loop)</text:p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CODE </text:p>
                </text:list-item>
                <text:list-item>
                  <text:p text:style-name="P37">TEST</text:p>
                  <text:list>
                    <text:list-item>
                      <text:p text:style-name="P37">=&gt; search “(for)(step : 2 : j2 : choice-1 : j3-3 : Y : 4)”</text:p>
                    </text:list-item>
                    <text:list-item>
                      <text:p text:style-name="P37">===&gt; OK</text:p>
                    </text:list-item>
                    <text:list-item>
                      <text:p text:style-name="P37">=&gt; s: “statusOf_For_Loop_Execution =&gt; ”</text:p>
                      <text:list>
                        <text:list-item>
                          <text:p text:style-name="P37">===&gt; total : 41 / “j5.1-3(TP)” : 35 / “j3-1 : 2 : Y : 1” : 6 (==&gt; SL)</text:p>
                        </text:list-item>
                        <text:list-item>
                          <text:p text:style-name="P37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: dummy setting ==&gt; “TP” → restore</text:p>
          <text:list>
            <text:list-item>
              <text:list>
                <text:list-item>
                  <text:p text:style-name="P37">//debug:20200707_162540:d</text:p>
                </text:list-item>
              </text:list>
            </text:list-item>
            <text:list-item>
              <text:p text:style-name="P37">T-2.1</text:p>
              <text:list>
                <text:list-item>
                  <text:p text:style-name="P37"><text:span text:style-name="T1">#_ </text:span>CODE</text:p>
                  <text:list>
                    <text:list-item>
                      <text:p text:style-name="P37">comment out</text:p>
                    </text:list-item>
                  </text:list>
                </text:list-item>
                <text:list-item>
                  <text:p text:style-name="P37">TEST </text:p>
                  <text:list>
                    <text:list-item>
                      <text:p text:style-name="P37">===&gt; OK</text:p>
                    </text:list-item>
                    <text:list-item>
                      <text:p text:style-name="P37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894116565098775731" text:style-name="L12">
        <text:list-item>
          <text:p text:style-name="P38">TASK : TASKS-33</text:p>
          <text:list>
            <text:list-item>
              <text:p text:style-name="P38">ISSUE ==&gt; first loop in for-loop → SL bars ~~&gt; not appended to list of $pos</text:p>
            </text:list-item>
            <text:list-item>
              <text:p text:style-name="P38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/>
      <text:p text:style-name="P7"><text:soft-page-break/>[do] <text:span text:style-name="T1">#_ </text:span></text:p>
      <text:list xml:id="list7262576129669524661" text:style-name="L13">
        <text:list-item>
          <text:p text:style-name="P39">REVIEW </text:p>
        </text:list-item>
        <text:list-item>
          <text:p text:style-name="P39">TASK : TASKS-33</text:p>
          <text:list>
            <text:list-item>
              <text:list>
                <text:list-item>
                  <text:p text:style-name="P39">ISSUE ==&gt; first loop in for-loop → SL bars ~~&gt; not appended to list of $pos</text:p>
                </text:list-item>
                <text:list-item>
                  <text:p text:style-name="P39">//next:20200710_125950:n</text:p>
                </text:list-item>
              </text:list>
            </text:list-item>
            <text:list-item>
              <text:p text:style-name="P39"><text:span text:style-name="T1">#_ </text:span>T-1.1</text:p>
              <text:list>
                <text:list-item>
                  <text:p text:style-name="P39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69">==&gt; //next:20200610_122943:n</text:p>
                    </text:list-item>
                    <text:list-item>
                      <text:p text:style-name="P69">CONS::$statusOf_For_Loop_Execution__J3bar1_Y1</text:p>
                    </text:list-item>
                  </text:list>
                </text:list-item>
                <text:list-item>
                  <text:p text:style-name="P39">CODE</text:p>
                </text:list-item>
                <text:list-item>
                  <text:p text:style-name="P39">TEST</text:p>
                  <text:list>
                    <text:list-item>
                      <text:p text:style-name="P39">===&gt; OK</text:p>
                    </text:list-item>
                  </text:list>
                </text:list-item>
              </text:list>
            </text:list-item>
            <text:list-item>
              <text:p text:style-name="P39">T-1.2 : while-loop ops</text:p>
              <text:list>
                <text:list-item>
                  <text:p text:style-name="P39"><text:span text:style-name="T1">#_ </text:span>CODE : //code:20200714_155353:</text:p>
                  <text:list>
                    <text:list-item>
                      <text:p text:style-name="P39">==&gt; $pos → set exit status</text:p>
                    </text:list-item>
                  </text:list>
                </text:list-item>
                <text:list-item>
                  <text:p text:style-name="P39"><text:span text:style-name="T1">#_ </text:span>CODE : new if-branch</text:p>
                  <text:list>
                    <text:list-item>
                      <text:p text:style-name="P39">//code:20200714_155841:c</text:p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874084916654963845" text:style-name="L14">
        <text:list-item>
          <text:p text:style-name="P40">TASK : TASKS-34</text:p>
          <text:list>
            <text:list-item>
              <text:p text:style-name="P40">“list-of-pos.dat” file ==&gt; new column</text:p>
            </text:list-item>
            <text:list-item>
              <text:p text:style-name="P40"><text:s/>==&gt; according to SL,TP → show gain/loss</text:p>
            </text:list-item>
            <text:list-item>
              <text:p text:style-name="P40">//_20200701_154609:caller (func)</text:p>
            </text:list-item>
            <text:list-item>
              <text:p text:style-name="P40"><text:soft-page-break/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3383115757147808967" text:style-name="L15">
        <text:list-item>
          <text:p text:style-name="P41">REVIEW </text:p>
        </text:list-item>
        <text:list-item>
          <text:p text:style-name="P41">SEG-1</text:p>
          <text:list>
            <text:list-item>
              <text:list>
                <text:list-item>
                  <text:p text:style-name="P41">“SL” ==&gt; when 1<text:span text:style-name="T16">st</text:span> bar → “SL.1”</text:p>
                </text:list-item>
              </text:list>
            </text:list-item>
            <text:list-item>
              <text:p text:style-name="P41">S-1.1</text:p>
              <text:list>
                <text:list-item>
                  <text:p text:style-name="P41">CODE </text:p>
                  <text:list>
                    <text:list-item>
                      <text:p text:style-name="P41">//code:20200715_155538:c</text:p>
                    </text:list-item>
                    <text:list-item>
                      <text:p text:style-name="P41">new cons ==&gt; CONS::$strOf_Exit_Status_Pos__SL_1st_Bar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SEG-2</text:p>
          <text:list>
            <text:list-item>
              <text:list>
                <text:list-item>
                  <text:p text:style-name="P41">TASKS-35</text:p>
                  <text:list>
                    <text:list-item>
                      <text:p text:style-name="P41">“step : 2 : j2 : choice-1 : j3-2 : 1”</text:p>
                    </text:list-item>
                    <text:list-item>
                      <text:p text:style-name="P41"><text:s/>==&gt; 1st bar, TP</text:p>
                    </text:list-item>
                  </text:list>
                </text:list-item>
                <text:list-item>
                  <text:p text:style-name="P41"><text:soft-page-break/>//mark:20200715_160308:m</text:p>
                </text:list-item>
                <text:list-item>
                  <text:p text:style-name="P41">ref ==&gt; //ref:20200715_160558:r</text:p>
                </text:list-item>
              </text:list>
            </text:list-item>
            <text:list-item>
              <text:p text:style-name="P41">S-2.1</text:p>
              <text:list>
                <text:list-item>
                  <text:p text:style-name="P41"><text:span text:style-name="T1">#_ </text:span>CODE : “set ==&gt; status”</text:p>
                  <text:list>
                    <text:list-item>
                      <text:p text:style-name="P41">//code:20200613_145831:c</text:p>
                    </text:list-item>
                  </text:list>
                </text:list-item>
                <text:list-item>
                  <text:p text:style-name="P41"><text:span text:style-name="T1">#_ </text:span>CODE : set ==&gt; $pos status</text:p>
                  <text:list>
                    <text:list-item>
                      <text:p text:style-name="P41">//code:20200715_161215:c</text:p>
                    </text:list-item>
                  </text:list>
                </text:list-item>
                <text:list-item>
                  <text:p text:style-name="P41"><text:span text:style-name="T1">#_ </text:span>CODE : set ==&gt; if-choice ~~&gt; dummy</text:p>
                  <text:list>
                    <text:list-item>
                      <text:p text:style-name="P41">//test:dummy:20200715_161548</text:p>
                    </text:list-item>
                  </text:list>
                </text:list-item>
                <text:list-item>
                  <text:p text:style-name="P41">TEST 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75">S-2.2</text:p>
              <text:list>
                <text:list-item>
                  <text:list>
                    <text:list-item>
                      <text:p text:style-name="P75">post for-loop ==&gt; append</text:p>
                    </text:list-item>
                  </text:list>
                </text:list-item>
                <text:list-item>
                  <text:p text:style-name="P75">CODE</text:p>
                  <text:list>
                    <text:list-item>
                      <text:p text:style-name="P75"/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 : TASKS-34</text:p>
          <text:list>
            <text:list-item>
              <text:p text:style-name="P75">“list-of-pos.dat” file ==&gt; new column</text:p>
            </text:list-item>
            <text:list-item>
              <text:p text:style-name="P75"><text:s/>==&gt; according to SL,TP → show gain/loss</text:p>
            </text:list-item>
            <text:list-item>
              <text:p text:style-name="P75">//_20200701_154609:caller (func)</text:p>
            </text:list-item>
            <text:list-item>
              <text:p text:style-name="P75">//code:20200708_151919:c (caller)</text:p>
            </text:list-item>
          </text:list>
        </text:list-item>
      </text:list>
      <text:p text:style-name="P7"/>
      <text:p text:style-name="P7">[next]</text:p>
      <text:list xml:id="list4915910143507078501" text:style-name="L16">
        <text:list-item>
          <text:p text:style-name="P42">TASK : this ==&gt; SEG-2 : S-2.2</text:p>
          <text:list>
            <text:list-item>
              <text:p text:style-name="P42">//next:20200715_162421:n</text:p>
              <text:list>
                <text:list-item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 : TASKS-34</text:p>
          <text:list>
            <text:list-item>
              <text:p text:style-name="P42"><text:soft-page-break/>“list-of-pos.dat” file ==&gt; new column</text:p>
            </text:list-item>
            <text:list-item>
              <text:p text:style-name="P42"><text:s/>==&gt; according to SL,TP → show gain/loss</text:p>
            </text:list-item>
            <text:list-item>
              <text:p text:style-name="P42">//_20200701_154609:caller (func)</text:p>
            </text:list-item>
            <text:list-item>
              <text:p text:style-name="P42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2945737699343916162" text:style-name="L17">
        <text:list-item>
          <text:p text:style-name="P43">REVIEW </text:p>
        </text:list-item>
        <text:list-item>
          <text:p text:style-name="P43"><text:span text:style-name="T1">#_ </text:span>TASK-1 : this ==&gt; SEG-2 : S-2.2</text:p>
          <text:list>
            <text:list-item>
              <text:list>
                <text:list-item>
                  <text:p text:style-name="P43">//next:20200715_162421:n</text:p>
                  <text:list>
                    <text:list-item>
                      <text:p text:style-name="P43">post for-loop ==&gt; append (TP.1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E</text:p>
                  <text:list>
                    <text:list-item>
                      <text:p text:style-name="P43">new cons</text:p>
                    </text:list-item>
                    <text:list-item>
                      <text:p text:style-name="P43">DUP : if-choice → “$statusOf_For_Loop_Execution__J3bar1_Y2”</text:p>
                    </text:list-item>
                    <text:list-item>
                      <text:p text:style-name="P43">step label ==&gt; replace</text:p>
                    </text:list-item>
                    <text:list-item>
                      <text:p text:style-name="P43">change ==&gt; message string : <text:soft-page-break/>//code:20200718_131156:c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span text:style-name="T1">#_ </text:span>SEG-1 : roll back → “TP.1” setting</text:p>
          <text:list>
            <text:list-item>
              <text:p text:style-name="P43">S-1.1</text:p>
              <text:list>
                <text:list-item>
                  <text:p text:style-name="P43"><text:span text:style-name="T1">#_ </text:span>CODE : //test:dummy:20200715_161548</text:p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  <text:list>
                        <text:list-item>
                          <text:p text:style-name="P43">“no<text:tab/>st_idx” → “41<text:tab/>40”</text:p>
                        </text:list-item>
                        <text:list-item>
                          <text:p text:style-name="P43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TASKS-34 </text:p>
          <text:list>
            <text:list-item>
              <text:list>
                <text:list-item>
                  <text:p text:style-name="P43">“list-of-pos.dat” file ==&gt; new column</text:p>
                </text:list-item>
                <text:list-item>
                  <text:p text:style-name="P43"><text:s/>==&gt; according to SL,TP → show gain/loss</text:p>
                </text:list-item>
                <text:list-item>
                  <text:p text:style-name="P43">//_20200701_154609:caller (func)</text:p>
                </text:list-item>
                <text:list-item>
                  <text:p text:style-name="P43">//code:20200708_151919:c (caller)</text:p>
                </text:list-item>
              </text:list>
            </text:list-item>
            <text:list-item>
              <text:p text:style-name="P43">T-2.1 : add column → “gain/loss”</text:p>
              <text:list>
                <text:list-item>
                  <text:p text:style-name="P43"><text:span text:style-name="T1">#_ </text:span>CODE : “step : 3 : 2 : 2 : 5” → column</text:p>
                  <text:list>
                    <text:list-item>
                      <text:p text:style-name="P43">//code: 20200718_132830:c</text:p>
                    </text:list-item>
                  </text:list>
                </text:list-item>
                <text:list-item>
                  <text:p text:style-name="P43"><text:span text:style-name="T1">#_ </text:span>CODE : data</text:p>
                  <text:list>
                    <text:list-item>
                      <text:p text:style-name="P43">//code:20200718_133041:c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5009982731449689696" text:style-name="L18">
        <text:list-item>
          <text:p text:style-name="P44">TASK : TASKS-34 → with “TP”</text:p>
          <text:list>
            <text:list-item>
              <text:p text:style-name="P44">//next:20200718_134240:n</text:p>
            </text:list-item>
          </text:list>
        </text:list-item>
      </text:list>
      <text:p text:style-name="P7">[further]</text:p>
      <text:p text:style-name="P7"><text:soft-page-break/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2676470490436857811" text:style-name="L19">
        <text:list-item>
          <text:p text:style-name="P45">REVIEW </text:p>
        </text:list-item>
        <text:list-item>
          <text:p text:style-name="P45"><text:span text:style-name="T1">#_ </text:span>SEG-1 : calc “SL – st_pr”</text:p>
          <text:list>
            <text:list-item>
              <text:list>
                <text:list-item>
                  <text:p text:style-name="P45">also with “SL.1”</text:p>
                </text:list-item>
              </text:list>
            </text:list-item>
            <text:list-item>
              <text:p text:style-name="P45">S-1.1</text:p>
              <text:list>
                <text:list-item>
                  <text:p text:style-name="P45">CODE : //code:20200719_114227:c</text:p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span text:style-name="T1">#_ </text:span>TASK : TASKS-34 → with “TP”</text:p>
          <text:list>
            <text:list-item>
              <text:list>
                <text:list-item>
                  <text:p text:style-name="P45">//next:20200718_134240:n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CODE : //next:20200718_134240:n</text:p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SEG-2</text:p>
          <text:list>
            <text:list-item>
              <text:list>
                <text:list-item>
                  <text:p text:style-name="P45">“ext_pr” ==&gt; set val in for-loop</text:p>
                </text:list-item>
                <text:list-item>
                  <text:p text:style-name="P45">SL / SL.1 / TP / TP.1</text:p>
                </text:list-item>
              </text:list>
            </text:list-item>
            <text:list-item>
              <text:p text:style-name="P45"><text:soft-page-break/>S-2.1 : in “list-of-pos.(XXX).dat” ==&gt; add column</text:p>
              <text:list>
                <text:list-item>
                  <text:p text:style-name="P45"><text:span text:style-name="T1">#_ </text:span>CODE : column </text:p>
                  <text:list>
                    <text:list-item>
                      <text:p text:style-name="P45">//code:20200719_120044:c</text:p>
                    </text:list-item>
                  </text:list>
                </text:list-item>
                <text:list-item>
                  <text:p text:style-name="P45"><text:span text:style-name="T1">#_ </text:span>CODE : data</text:p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S-2.2 : SL</text:p>
              <text:list>
                <text:list-item>
                  <text:p text:style-name="P45"><text:span text:style-name="T1">#_ </text:span>CODE : //code:20200719_120552:c</text:p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<text:span text:style-name="T1">#_ </text:span>S-2.3 : SL.1 </text:p>
              <text:list>
                <text:list-item>
                  <text:p text:style-name="P45"><text:span text:style-name="T1">#_ </text:span>CODE : //code:20200719_121553:c (for-loop)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83">S-2.4 : TP</text:p>
              <text:list>
                <text:list-item>
                  <text:p text:style-name="P83">CODE</text:p>
                </text:list-item>
                <text:list-item>
                  <text:p text:style-name="P83">TEST ==&gt; </text:p>
                </text:list-item>
              </text:list>
            </text:list-item>
            <text:list-item>
              <text:p text:style-name="P83">S-2.5 : TP.1</text:p>
              <text:list>
                <text:list-item>
                  <text:p text:style-name="P83">CODE</text:p>
                </text:list-item>
                <text:list-item>
                  <text:p text:style-name="P83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7158695413321678536" text:style-name="L20">
        <text:list-item>
          <text:p text:style-name="P46">SEG</text:p>
          <text:list>
            <text:list-item>
              <text:list>
                <text:list-item>
                  <text:p text:style-name="P46">“ext_pr” ==&gt; set val in for-loop</text:p>
                </text:list-item>
              </text:list>
            </text:list-item>
            <text:list-item>
              <text:p text:style-name="P46">S-2.4 : TP</text:p>
              <text:list>
                <text:list-item>
                  <text:p text:style-name="P46">CODE : //next:20200719_123242:n</text:p>
                </text:list-item>
                <text:list-item>
                  <text:p text:style-name="P46">TEST ==&gt; </text:p>
                </text:list-item>
              </text:list>
            </text:list-item>
            <text:list-item>
              <text:p text:style-name="P46"><text:soft-page-break/>S-2.5 : TP.1</text:p>
              <text:list>
                <text:list-item>
                  <text:p text:style-name="P46">CODE</text:p>
                </text:list-item>
                <text:list-item>
                  <text:p text:style-name="P46">TEST ==&gt; </text:p>
                </text:list-item>
              </text:list>
            </text:list-item>
          </text:list>
        </text:list-item>
        <text:list-item>
          <text:p text:style-name="P46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9"/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20200720_112247</text:p>
      <text:p text:style-name="P7"/>
      <text:p text:style-name="P7">[do] <text:span text:style-name="T1">#_ </text:span></text:p>
      <text:list xml:id="list1456286955041792370" text:style-name="L21">
        <text:list-item>
          <text:p text:style-name="P47">REVIEW </text:p>
        </text:list-item>
        <text:list-item>
          <text:p text:style-name="P47">SEG</text:p>
          <text:list>
            <text:list-item>
              <text:list>
                <text:list-item>
                  <text:p text:style-name="P47">“ext_pr” ==&gt; set val in for-loop</text:p>
                </text:list-item>
              </text:list>
            </text:list-item>
            <text:list-item>
              <text:p text:style-name="P47"><text:span text:style-name="T1">#_ </text:span>S-2.4 : TP</text:p>
              <text:list>
                <text:list-item>
                  <text:p text:style-name="P47"><text:span text:style-name="T1">#_ </text:span>CODE : //next:20200719_123242:n</text:p>
                  <text:list>
                    <text:list-item>
                      <text:p text:style-name="P47">ref : //code:20200719_120552:c</text:p>
                    </text:list-item>
                  </text:list>
                </text:list-item>
                <text:list-item>
                  <text:p text:style-name="P47">TEST ==&gt; OK </text:p>
                </text:list-item>
              </text:list>
            </text:list-item>
            <text:list-item>
              <text:p text:style-name="P47">S-2.5 : TP.1 </text:p>
              <text:list>
                <text:list-item>
                  <text:p text:style-name="P47"><text:span text:style-name="T1">#_ </text:span>CODE : //test:dummy:20200715_161548</text:p>
                </text:list-item>
                <text:list-item>
                  <text:p text:style-name="P47"><text:span text:style-name="T1">#_ </text:span>TEST ==&gt; OK</text:p>
                </text:list-item>
                <text:list-item>
                  <text:p text:style-name="P47"><text:span text:style-name="T1">#_ </text:span>CODE : //code:20200720_113108:c </text:p>
                  <text:list>
                    <text:list-item>
                      <text:p text:style-name="P47"><text:soft-page-break/>C/P ==&gt; ref : //next:20200719_123242:n</text:p>
                    </text:list-item>
                  </text:list>
                </text:list-item>
                <text:list-item>
                  <text:p text:style-name="P47">TEST ==&gt; OK </text:p>
                </text:list-item>
                <text:list-item>
                  <text:p text:style-name="P47">CODE : “dummy” ==&gt; roll back</text:p>
                  <text:list>
                    <text:list-item>
                      <text:p text:style-name="P47">“dummy” ==&gt; c/o</text:p>
                    </text:list-item>
                    <text:list-item>
                      <text:p text:style-name="P47">if-condition ==&gt; c/i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<text:span text:style-name="T1">#_ </text:span>SEG-2</text:p>
          <text:list>
            <text:list-item>
              <text:list>
                <text:list-item>
                  <text:p text:style-name="P47">“gain/loss” ==&gt; calc → use $pos-&gt;ext price</text:p>
                </text:list-item>
              </text:list>
            </text:list-item>
            <text:list-item>
              <text:p text:style-name="P47"><text:span text:style-name="T1">#_ </text:span>S-2.1 </text:p>
              <text:list>
                <text:list-item>
                  <text:p text:style-name="P47"><text:span text:style-name="T1">#_ </text:span>CODE : //code:20200720_114122:c</text:p>
                </text:list-item>
                <text:list-item>
                  <text:p text:style-name="P47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47">==&gt; log_JVE_44_10_2.2.[session-34~].ods / sheet : 3</text:p>
                    </text:list-item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SEG-3</text:p>
          <text:list>
            <text:list-item>
              <text:list>
                <text:list-item>
                  <text:p text:style-name="P47">“pos.ext_pr” ==&gt; new column → “BB.loc”</text:p>
                </text:list-item>
              </text:list>
            </text:list-item>
            <text:list-item>
              <text:p text:style-name="P47">S-3.1 </text:p>
              <text:list>
                <text:list-item>
                  <text:p text:style-name="P47">CODE : header</text:p>
                  <text:list>
                    <text:list-item>
                      <text:p text:style-name="P47">//next:20200701_163805:n</text:p>
                    </text:list-item>
                  </text:list>
                </text:list-item>
                <text:list-item>
                  <text:p text:style-name="P47">CODE : data</text:p>
                  <text:list>
                    <text:list-item>
                      <text:p text:style-name="P47">//code:20200720_115512:c</text:p>
                    </text:list-item>
                  </text:list>
                </text:list-item>
                <text:list-item>
                  <text:p text:style-name="P47">TEST </text:p>
                  <text:list>
                    <text:list-item>
                      <text:p text:style-name="P47">==&gt; list-of-pos.(20200720_120011_947200).dat</text:p>
                    </text:list-item>
                    <text:list-item>
                      <text:p text:style-name="P47">validate</text:p>
                      <text:list>
                        <text:list-item>
                          <text:p text:style-name="P47">“2020.05.13 00:10”<text:tab/>Z5<text:tab/>==&gt; OK</text:p>
                          <text:list>
                            <text:list-item>
                              <text:p text:style-name="P47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47">69.394<text:tab/>Z3<text:tab/>2020.05.13 02:35 ==&gt; OK</text:p>
                          <text:list>
                            <text:list-item>
                              <text:p text:style-name="P47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SEG-4</text:p>
          <text:list>
            <text:list-item>
              <text:list>
                <text:list-item>
                  <text:p text:style-name="P76">obs-1 : graph gen, sort by → gain/loss ~ start-BB.loc</text:p>
                </text:list-item>
              </text:list>
            </text:list-item>
          </text:list>
        </text:list-item>
        <text:list-item>
          <text:p text:style-name="P76">SEG-5</text:p>
          <text:list>
            <text:list-item>
              <text:list>
                <text:list-item>
                  <text:p text:style-name="P76">obs-1 : while-loop max ==&gt; 80</text:p>
                </text:list-item>
              </text:list>
            </text:list-item>
          </text:list>
        </text:list-item>
        <text:list-item>
          <text:p text:style-name="P76">TASK-1 : TASKS-37 </text:p>
        </text:list-item>
      </text:list>
      <text:p text:style-name="P7"/>
      <text:p text:style-name="P7">[next]</text:p>
      <text:list xml:id="list5386321593850501227" text:style-name="L22">
        <text:list-item>
          <text:p text:style-name="P48">SEG-4</text:p>
          <text:list>
            <text:list-item>
              <text:list>
                <text:list-item>
                  <text:p text:style-name="P48">obs-1 : graph gen, sort by → gain/loss ~ start-BB.loc</text:p>
                </text:list-item>
                <text:list-item>
                  <text:p text:style-name="P48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48">SEG-5</text:p>
          <text:list>
            <text:list-item>
              <text:list>
                <text:list-item>
                  <text:p text:style-name="P48">obs-1 : while-loop max ==&gt; 80</text:p>
                </text:list-item>
                <text:list-item>
                  <text:p text:style-name="P48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48">TASK-1 : TASKS-37 </text:p>
          <text:list>
            <text:list-item>
              <text:p text:style-name="P48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0_121539</text:span></text:p>
      <text:p text:style-name="P7"/>
      <text:p text:style-name="P9"/>
      <text:p text:style-name="P7"><text:span text:style-name="T12">10.2.2_49</text:span>---------------------------------------------------------------------------</text:p>
      <text:p text:style-name="P14">[50] res free# JVEMV6 44#10.2.2_XX / 44. currency / 10. prog-php / 2. tester / 2. <text:s/>tester_1__V2 / 20200721_122120</text:p>
      <text:p text:style-name="P7"/>
      <text:p text:style-name="P7">[do] <text:span text:style-name="T1">#_ </text:span></text:p>
      <text:list xml:id="list3699801782121601733" text:style-name="L23">
        <text:list-item>
          <text:p text:style-name="P49">REVIEW </text:p>
        </text:list-item>
        <text:list-item>
          <text:p text:style-name="P49"><text:span text:style-name="T1">#_ </text:span>SEG-1</text:p>
          <text:list>
            <text:list-item>
              <text:list>
                <text:list-item>
                  <text:p text:style-name="P49">obs-1 : graph gen, sort by → gain/loss ~ start-BB.loc</text:p>
                </text:list-item>
                <text:list-item>
                  <text:p text:style-name="P49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49">S-1.1 </text:p>
              <text:list>
                <text:list-item>
                  <text:p text:style-name="P49">prep : sheet ==&gt; log_JVE_44_10_2.2.[session-50~].ods / sheet : 1</text:p>
                </text:list-item>
                <text:list-item>
                  <text:p text:style-name="P49">sort : gain/loss ~ start-BB.loc</text:p>
                </text:list-item>
                <text:list-item>
                  <text:p text:style-name="P49">stats</text:p>
                  <text:list>
                    <text:list-item>
                      <text:p text:style-name="P49"><text:soft-page-break/>num of ==&gt; total / gain / loss</text:p>
                      <text:list>
                        <text:list-item>
                          <text:p text:style-name="P49">total=<text:tab/>41<text:tab/></text:p>
                        </text:list-item>
                        <text:list-item>
                          <text:p text:style-name="P49">loss=<text:tab/>16<text:tab/>39.0%</text:p>
                        </text:list-item>
                        <text:list-item>
                          <text:p text:style-name="P49">gain=<text:tab/>25<text:tab/>61.0%</text:p>
                        </text:list-item>
                      </text:list>
                    </text:list-item>
                    <text:list-item>
                      <text:p text:style-name="P49">num of cases according to ==&gt; BB.loc</text:p>
                      <text:list>
                        <text:list-item>
                          <text:p text:style-name="P49">losses</text:p>
                          <text:list>
                            <text:list-item>
                              <text:p text:style-name="P49">Z1 / Z2 / Z3 / Z4 / Z5 / Z6</text:p>
                            </text:list-item>
                            <text:list-item>
                              <text:p text:style-name="P49">2 / 4 / 3 / 1 / 5 / 1 / </text:p>
                            </text:list-item>
                          </text:list>
                        </text:list-item>
                        <text:list-item>
                          <text:p text:style-name="P49">of gains</text:p>
                          <text:list>
                            <text:list-item>
                              <text:p text:style-name="P49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loss-gain ratio (gain / total)</text:p>
                      <text:list>
                        <text:list-item>
                          <text:p text:style-name="P49">Z1 / Z2 / Z3 / Z4 / Z5 / Z6</text:p>
                        </text:list-item>
                        <text:list-item>
                          <text:p text:style-name="P49">0.00% / 33.33% / 66.67% / 88.89% / 61.54% / 50.00% / </text:p>
                        </text:list-item>
                        <text:list-item>
                          <text:p text:style-name="P49">more than 60 %</text:p>
                          <text:list>
                            <text:list-item>
                              <text:p text:style-name="P49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of gains</text:p>
                      <text:list>
                        <text:list-item>
                          <text:p text:style-name="P49">for each BB.loc ==&gt; avg gain volume</text:p>
                          <text:list>
                            <text:list-item>
                              <text:p text:style-name="P49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for each BB.loc</text:p>
                      <text:list>
                        <text:list-item>
                          <text:p text:style-name="P49">gain – loss</text:p>
                          <text:list>
                            <text:list-item>
                              <text:p text:style-name="P49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CONC</text:p>
                  <text:list>
                    <text:list-item>
                      <text:p text:style-name="P49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SEG-5 </text:p>
          <text:list>
            <text:list-item>
              <text:list>
                <text:list-item>
                  <text:p text:style-name="P77">obs-1 : while-loop max ==&gt; 80</text:p>
                </text:list-item>
                <text:list-item>
                  <text:p text:style-name="P77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77">TASK-1 : TASKS-37 </text:p>
          <text:list>
            <text:list-item>
              <text:p text:style-name="P77">fx_tester_T_1__Order_Buy__V2__Write_List_Of_Pos</text:p>
            </text:list-item>
          </text:list>
        </text:list-item>
      </text:list>
      <text:p text:style-name="P7"/>
      <text:p text:style-name="P7">[next]</text:p>
      <text:list xml:id="list6313832022008650508" text:style-name="L24">
        <text:list-item>
          <text:p text:style-name="P50">SEG-5 </text:p>
          <text:list>
            <text:list-item>
              <text:list>
                <text:list-item>
                  <text:p text:style-name="P50">obs-1 : while-loop max ==&gt; 80</text:p>
                </text:list-item>
                <text:list-item>
                  <text:p text:style-name="P50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0">TASK-1 : TASKS-37 </text:p>
          <text:list>
            <text:list-item>
              <text:p text:style-name="P50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1_132416</text:span></text:p>
      <text:p text:style-name="P19"/>
      <text:p text:style-name="P7"><text:span text:style-name="T12">10.2.2_50</text:span>---------------------------------------------------------------------------</text:p>
      <text:p text:style-name="P14">[51] res free# JVEMV6 44#10.2.2_XX / 44. currency / 10. prog-php / 2. tester / 2. <text:s/>tester_1__V2 / 20200722_162414</text:p>
      <text:p text:style-name="P7"/>
      <text:p text:style-name="P7">[do] <text:span text:style-name="T1">#_ </text:span></text:p>
      <text:list xml:id="list4373299366290667477" text:style-name="L25">
        <text:list-item>
          <text:p text:style-name="P51"><text:span text:style-name="T1">#_ </text:span>REVIEW </text:p>
          <text:list>
            <text:list-item>
              <text:p text:style-name="P51">log_JVE_44_10_2.2.[session-50~].ods</text:p>
            </text:list-item>
          </text:list>
        </text:list-item>
        <text:list-item>
          <text:p text:style-name="P51">SEG-1 </text:p>
          <text:list>
            <text:list-item>
              <text:list>
                <text:list-item>
                  <text:p text:style-name="P51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4716875" text:continue-numbering="true" text:style-name="L25">
        <text:list-item>
          <text:list>
            <text:list-item>
              <text:list>
                <text:list-item>
                  <text:p text:style-name="P51"/>
                </text:list-item>
              </text:list>
            </text:list-item>
            <text:list-item>
              <text:p text:style-name="P51">S-1.1 : browse</text:p>
              <text:list>
                <text:list-item>
                  <text:p text:style-name="P51">gen log files</text:p>
                </text:list-item>
                <text:list-item>
                  <text:p text:style-name="P51">EXEC</text:p>
                  <text:p text:style-name="P51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1">==&gt; “no<text:tab/>st_idx”</text:p>
                      <text:list>
                        <text:list-item>
                          <text:p text:style-name="P51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1">sheet </text:p>
                  <text:list>
                    <text:list-item>
                      <text:list>
                        <text:list-item>
                          <text:p text:style-name="P51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1">DUP : sheet : 1</text:p>
                    </text:list-item>
                    <text:list-item>
                      <text:p text:style-name="P51">rename ==&gt; “2”</text:p>
                    </text:list-item>
                    <text:list-item>
                      <text:p text:style-name="P51">delete ==&gt; data area</text:p>
                    </text:list-item>
                    <text:list-item>
                      <text:p text:style-name="P51">C/P</text:p>
                    </text:list-item>
                    <text:list-item>
                      <text:p text:style-name="P51">sort : gain/loss ~ start-BB.loc</text:p>
                    </text:list-item>
                    <text:list-item>
                      <text:p text:style-name="P51">edit data</text:p>
                      <text:list>
                        <text:list-item>
                          <text:p text:style-name="P51"><text:span text:style-name="T1">#_ </text:span>area location ==&gt; total, g/l → $O$18, a.o.</text:p>
                        </text:list-item>
                        <text:list-item>
                          <text:p text:style-name="P51"><text:span text:style-name="T1">#_ </text:span>address : total, gain, loss</text:p>
                        </text:list-item>
                        <text:list-item>
                          <text:p text:style-name="P51">loss/gain Z1 ~ Z6 </text:p>
                          <text:list>
                            <text:list-item>
                              <text:p text:style-name="P70"><text:span text:style-name="T1">#_ </text:span>loss</text:p>
                            </text:list-item>
                            <text:list-item>
                              <text:p text:style-name="P70"><text:span text:style-name="T1">#_ </text:span>gain</text:p>
                            </text:list-item>
                            <text:list-item>
                              <text:p text:style-name="P70"><text:span text:style-name="T1">#_ </text:span>sum gain</text:p>
                            </text:list-item>
                            <text:list-item>
                              <text:p text:style-name="P70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PROBLEM ==&gt; id=N6TI ==&gt; LATER</text:p>
                      <text:list>
                        <text:list-item>
                          <text:p text:style-name="P51">sheet val</text:p>
                          <text:list>
                            <text:list-item>
                              <text:p text:style-name="P51">sum of loss=<text:tab/>-2.000</text:p>
                            </text:list-item>
                            <text:list-item>
                              <text:p text:style-name="P51">sum of gain=<text:tab/>2.039</text:p>
                            </text:list-item>
                          </text:list>
                        </text:list-item>
                        <text:list-item>
                          <text:p text:style-name="P51">file val</text:p>
                          <text:list>
                            <text:list-item>
                              <text:p text:style-name="P51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8">TASK-1 : TASKS-37 </text:p>
          <text:list>
            <text:list-item>
              <text:p text:style-name="P78">fx_tester_T_1__Order_Buy__V2__Write_List_Of_Pos</text:p>
            </text:list-item>
          </text:list>
        </text:list-item>
      </text:list>
      <text:p text:style-name="P7"/>
      <text:p text:style-name="P7">[next]</text:p>
      <text:list xml:id="list8506908556727714540" text:style-name="L26">
        <text:list-item>
          <text:p text:style-name="P52">TASK : TASKS-39 (exec tester)</text:p>
          <text:list>
            <text:list-item>
              <text:p text:style-name="P52">(slice-by-day).(AUDJPY-M5).(2020-05-13).(20200530_134010_951771).csv</text:p>
            </text:list-item>
            <text:list-item>
              <text:p text:style-name="P52">==&gt; 200 bars</text:p>
            </text:list-item>
          </text:list>
        </text:list-item>
        <text:list-item>
          <text:p text:style-name="P52">TASK : TASKS-39.1 (exec tester)</text:p>
        </text:list-item>
        <text:list-item>
          <text:p text:style-name="P52">TASK-1 : TASKS-37 </text:p>
          <text:list>
            <text:list-item>
              <text:p text:style-name="P52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9"/>
      <text:p text:style-name="P7"><text:span text:style-name="T12">10.2.2_51</text:span>---------------------------------------------------------------------------</text:p>
      <text:p text:style-name="P14">[7] res free# JVEMV6 44#10.3.4_X / 44. currency / 10. prog-php / 4. gen-trading-result-list-file / 20200723_144251</text:p>
      <text:p text:style-name="P7"/>
      <text:p text:style-name="P7">[do] <text:span text:style-name="T1">#_ </text:span></text:p>
      <text:list xml:id="list8273664217868917745" text:style-name="L27">
        <text:list-item>
          <text:p text:style-name="P53">REVIEW </text:p>
        </text:list-item>
        <text:list-item>
          <text:p text:style-name="P53">TASK-1 : gen ==&gt; list</text:p>
          <text:list>
            <text:list-item>
              <text:p text:style-name="P53"><text:soft-page-break/>==&gt; OK</text:p>
            </text:list-item>
          </text:list>
        </text:list-item>
      </text:list>
      <text:p text:style-name="P7"/>
      <text:p text:style-name="P7">[next]</text:p>
      <text:list xml:id="list4197170204339367862" text:style-name="L28">
        <text:list-item>
          <text:p text:style-name="P54">TASK : gen ==&gt; list (again) → for : 7/23 th</text:p>
        </text:list-item>
        <text:list-item>
          <text:p text:style-name="P54">TASK : TASKS-40</text:p>
          <text:list>
            <text:list-item>
              <text:p text:style-name="P54">ref</text:p>
              <text:list>
                <text:list-item>
                  <text:p text:style-name="P54">log_20200520_160805.[fx_TASKS-26_move-statement-files-from-note-pc-to-desktop].txt</text:p>
                </text:list-item>
                <text:list-item>
                  <text:p text:style-name="P54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4">//next:20200723_144733:n (FxUtilitiesController)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9">@@@</text:p>
      <text:p text:style-name="P7"><text:span text:style-name="T12">10.2.2_51</text:span>---------------------------------------------------------------------------</text:p>
      <text:p text:style-name="P14">[7] res free# JVEMV6 44#10.3.4_X / 44. currency / 10. prog-php / 4. gen-trading-result-list-file / 20200723_144251</text:p>
      <text:p text:style-name="P7"/>
      <text:p text:style-name="P7">[do] <text:span text:style-name="T1">#_ </text:span></text:p>
      <text:list xml:id="list1938297195622430827" text:style-name="L37">
        <text:list-item>
          <text:p text:style-name="P59">REVIEW </text:p>
        </text:list-item>
        <text:list-item>
          <text:p text:style-name="P59">TASK-1</text:p>
        </text:list-item>
      </text:list>
      <text:p text:style-name="P7"/>
      <text:p text:style-name="P7"><text:soft-page-break/>[next]</text:p>
      <text:list xml:id="list7648651567765152234" text:style-name="L36">
        <text:list-item>
          <text:p text:style-name="P58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4688288" text:continue-list="list4295330540175714069" text:style-name="L5">
        <text:list-item>
          <text:p text:style-name="P31">REVIEW </text:p>
        </text:list-item>
        <text:list-item>
          <text:p text:style-name="P31">TASK-1</text:p>
        </text:list-item>
      </text:list>
      <text:p text:style-name="P7"/>
      <text:p text:style-name="P7">[next]</text:p>
      <text:list xml:id="list3278531366325038575" text:style-name="L29">
        <text:list-item>
          <text:p text:style-name="P55">TASK</text:p>
        </text:list-item>
      </text:list>
      <text:p text:style-name="P7">[further]</text:p>
      <text:p text:style-name="P11"><text:line-break/><text:span text:style-name="T13">[/ XXX] </text:span></text:p>
      <text:p text:style-name="P20"/>
      <text:p text:style-name="P20"/>
      <text:p text:style-name="P20"/>
      <text:p text:style-name="P7">/ ------------------------------------------------ [TEMPLATE] <text:soft-page-break/>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244714998632480779" text:style-name="L30">
        <text:list-item>
          <text:p text:style-name="P5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4690537" text:continue-numbering="true" text:style-name="L30">
        <text:list-item>
          <text:p text:style-name="P56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273702070615779210" text:style-name="L31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2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5890868033326943705" text:style-name="L32">
              <text:list-item>
                <text:p text:style-name="P86">M – w &gt; a (new window)</text:p>
              </text:list-item>
              <text:list-item>
                <text:p text:style-name="P86">doc 2 : select → session number</text:p>
              </text:list-item>
              <text:list-item>
                <text:p text:style-name="P86">doc 1</text:p>
                <text:list>
                  <text:list-item>
                    <text:p text:style-name="P86">DUP → template</text:p>
                  </text:list-item>
                  <text:list-item>
                    <text:p text:style-name="P86">session num → paste</text:p>
                  </text:list-item>
                  <text:list-item>
                    <text:p text:style-name="P86">datetime ==&gt; change to “XXX”</text:p>
                  </text:list-item>
                  <text:list-item>
                    <text:p text:style-name="P86">session num → update</text:p>
                  </text:list-item>
                </text:list>
              </text:list-item>
              <text:list-item>
                <text:p text:style-name="P86">doc 2 : select → session string</text:p>
              </text:list-item>
              <text:list-item>
                <text:p text:style-name="P90"><text:soft-page-break/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8930012218361209241" text:style-name="L33">
              <text:list-item>
                <text:p text:style-name="P87">commit</text:p>
                <text:list>
                  <text:list-item>
                    <text:p text:style-name="P87">jve</text:p>
                  </text:list-item>
                  <text:list-item>
                    <text:p text:style-name="P8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3">###</text:p>
          </table:table-cell>
        </table:table-row>
        <table:table-row>
          <table:table-cell table:style-name="表5.A3" office:value-type="string">
            <text:p text:style-name="P24"><office:annotation office:name="__Annotation__8900_564638208"><dc:creator>iwabuchi ken</dc:creator><dc:date>2020-06-18T17:30:51.32</dc:date><text:p text:style-name="P92"><text:span text:style-name="T17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7] res free# JVEMV6 44#10.3.4_X / 44. currency / 10. prog-php / 4. gen-trading-result-list-file / 20200723_144251</text:span></text:p>
          </table:table-cell>
        </table:table-row>
        <table:table-row>
          <table:table-cell table:style-name="表5.A3" office:value-type="string">
            <text:p text:style-name="P5"/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6769970210747973337" text:style-name="L34">
              <text:list-item>
                <text:p text:style-name="P88">doc 1 : select → git push, echo</text:p>
              </text:list-item>
              <text:list-item>
                <text:p text:style-name="P88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4173427231737373117" text:style-name="L35">
              <text:list-item>
                <text:p text:style-name="P89"><text:soft-page-break/>eclipse</text:p>
              </text:list-item>
              <text:list-item>
                <text:p text:style-name="P89">mt4</text:p>
              </text:list-item>
              <text:list-item>
                <text:p text:style-name="P89">folders</text:p>
              </text:list-item>
              <text:list-item>
                <text:p text:style-name="P89">sakura files</text:p>
              </text:list-item>
              <text:list-item>
                <text:p text:style-name="P89">docs</text:p>
              </text:list-item>
            </text:list>
          </table:table-cell>
        </table:table-row>
      </table:table>
      <text:list xml:id="list34717530" text:continue-list="list6273702070615779210" text:style-name="L31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4710750" text:continue-numbering="true" text:style-name="L31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4686796" text:continue-numbering="true" text:style-name="L31">
        <text:list-item>
          <text:p text:style-name="P25">move “<text:span text:style-name="T3">@@@</text:span>”</text:p>
        </text:list-item>
        <text:list-item>
          <text:p text:style-name="P57"><text:soft-page-break/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3T14:48:53.62</dc:date>
    <dc:creator>iwabuchi ken</dc:creator>
    <meta:editing-duration>P8DT18H42M10S</meta:editing-duration>
    <meta:editing-cycles>1387</meta:editing-cycles>
    <meta:generator>OpenOffice/4.1.3$Win32 OpenOffice.org_project/413m1$Build-9783</meta:generator>
    <meta:document-statistic meta:table-count="6" meta:image-count="0" meta:object-count="0" meta:page-count="38" meta:paragraph-count="680" meta:word-count="3648" meta:character-count="24388"/>
  </office:meta>
</office:document-meta>
</file>